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3776in" svg:y="0in">
            <draw:object draw:notify-on-update-of-ranges="Sheet1.B2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3.2366in" svg:y="3.6228in">
            <draw:object draw:notify-on-update-of-ranges="Sheet1.B11:Sheet1.B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# Clusters</text:p>
          </table:table-cell>
          <table:table-cell office:value-type="string">
            <text:p>Log Likeliho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433.51572556543">
            <text:p>-3433.5157255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909.79618829317">
            <text:p>-2909.79618829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2997.25495365497">
            <text:p>-2997.2549536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3015.69926841769">
            <text:p>-3015.69926841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000">
            <text:p>-3000</text:p>
          </table:table-cell>
        </table:table-row>
        <table:table-row table:style-name="ro1">
          <table:table-cell office:value-type="string">
            <text:p>(data 2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(data 3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817.280437">
            <text:p>-6817.280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029.73843">
            <text:p>-6029.738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512.464281">
            <text:p>-5512.4642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286.730749">
            <text:p>-5286.7307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492.972716">
            <text:p>-5492.972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 style:data-style-name="N2" text:time-value="0000-00-00T20:51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3T14:17:17</meta:creation-date>
    <dc:date>2013-03-13T21:00:49</dc:date>
    <meta:editing-duration>P0D</meta:editing-duration>
    <meta:editing-cycles>3</meta:editing-cycles>
    <meta:generator>LibreOffice/3.6$Linux_x86 LibreOffice_project/360m1$Build-2</meta:generator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family="'Source Code Pro'" style:font-style-name="Bold" style:font-pitch="fixed" fo:font-size="10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family="'Source Code Pro'" style:font-style-name="Regular" style:font-pitch="fixed" fo:font-size="10pt" fo:font-weight="bold" style:font-size-asian="9pt" style:font-size-complex="9pt"/>
    </style:style>
    <style:style style:name="ch5" style:family="chart" style:data-style-name="N0">
      <style:chart-properties chart:display-label="true" chart:logarithmic="false" chart:maximum="-2800" chart:reverse-direction="false" text:line-break="false" chart:axis-position="1"/>
      <style:graphic-properties svg:stroke-color="#b3b3b3"/>
      <style:text-properties fo:font-family="'Source Code Pro'" style:font-style-name="Bold" style:font-pitch="fixed" fo:font-size="10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family="'Source Code Pro'" style:font-style-name="Regular" style:font-pitch="fixed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2:Sheet1.B6" svg:x="1.433cm" svg:y="0.855cm" svg:width="13.927cm" svg:height="6.882cm">
          <chartooo:coordinate-region svg:x="2.742cm" svg:y="1.081cm" svg:width="12.511cm" svg:height="5.956cm"/>
          <chart:axis chart:dimension="x" chart:name="primary-x" chart:style-name="ch3">
            <chart:title svg:x="7.062cm" svg:y="7.917cm" chart:style-name="ch4">
              <text:p># Components</text:p>
            </chart:title>
          </chart:axis>
          <chart:axis chart:dimension="y" chart:name="primary-y" chart:style-name="ch5">
            <chart:title svg:x="0.451cm" svg:y="5.842cm" chart:style-name="ch6">
              <text:p>Log Likelihood</text:p>
            </chart:title>
            <chart:grid chart:style-name="ch7" chart:class="major"/>
          </chart:axis>
          <chart:series chart:style-name="ch8" chart:values-cell-range-address="Sheet1.B2:Sheet1.B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433.51572556543">
                <text:p>-3433.51572556543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09.79618829317">
                <text:p>-2909.79618829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997.25495365497">
                <text:p>-2997.25495365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15.69926841769">
                <text:p>-3015.69926841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00">
                <text:p>-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family="'Source Code Pro'" style:font-style-name="Bold" style:font-pitch="fixed" fo:font-size="10pt" fo:font-weight="bold" style:font-size-asian="10pt" style:font-size-complex="10pt"/>
    </style:style>
    <style:style style:name="ch4" style:family="chart">
      <style:chart-properties chart:auto-position="true" style:rotation-angle="0"/>
      <style:text-properties fo:font-family="'Source Code Pro'" style:font-style-name="Bold" style:font-pitch="fixed" fo:font-size="10pt" fo:font-weight="bold" style:font-size-asian="9pt" style:font-size-complex="9pt"/>
    </style:style>
    <style:style style:name="ch5" style:family="chart" style:data-style-name="N0">
      <style:chart-properties chart:display-label="true" chart:logarithmic="false" chart:maximum="-5000" chart:reverse-direction="false" text:line-break="false" chart:axis-position="1"/>
      <style:graphic-properties svg:stroke-color="#b3b3b3"/>
      <style:text-properties fo:font-family="'Source Code Pro'" style:font-style-name="Bold" style:font-pitch="fixed" fo:font-size="10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family="'Source Code Pro'" style:font-style-name="Bold" style:font-pitch="fixed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11:Sheet1.B15" svg:x="1.433cm" svg:y="0.855cm" svg:width="13.927cm" svg:height="6.882cm">
          <chartooo:coordinate-region svg:x="2.742cm" svg:y="1.081cm" svg:width="12.511cm" svg:height="5.956cm"/>
          <chart:axis chart:dimension="x" chart:name="primary-x" chart:style-name="ch3">
            <chart:title svg:x="7.062cm" svg:y="7.917cm" chart:style-name="ch4">
              <text:p># Components</text:p>
            </chart:title>
          </chart:axis>
          <chart:axis chart:dimension="y" chart:name="primary-y" chart:style-name="ch5">
            <chart:title svg:x="0.451cm" svg:y="5.842cm" chart:style-name="ch6">
              <text:p>Log Likelihood</text:p>
            </chart:title>
            <chart:grid chart:style-name="ch7" chart:class="major"/>
          </chart:axis>
          <chart:series chart:style-name="ch8" chart:values-cell-range-address="Sheet1.B11:Sheet1.B1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817.280437">
                <text:p>-6817.280437</text:p>
                <draw:g>
                  <svg:desc>Sheet1.B1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029.73843">
                <text:p>-6029.73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512.464281">
                <text:p>-5512.464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286.730749">
                <text:p>-5286.730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492.972716">
                <text:p>-5492.9727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